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1.986cm" fo:margin-left="5.038cm" fo:margin-right="-0.023cm" table:align="margins" style:writing-mode="lr-tb"/>
    </style:style>
    <style:style style:name="Table2.A" style:family="table-column">
      <style:table-column-properties style:column-width="6.184cm" style:rel-column-width="33813*"/>
    </style:style>
    <style:style style:name="Table2.B" style:family="table-column">
      <style:table-column-properties style:column-width="5.801cm" style:rel-column-width="31722*"/>
    </style:style>
    <style:style style:name="Table2.A1" style:family="table-cell">
      <style:table-cell-properties fo:padding="0.097cm" fo:border="none"/>
    </style:style>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25.7cm" fo:break-before="page" table:align="margins" style:writing-mode="lr-tb"/>
    </style:style>
    <style:style style:name="Table3.A" style:family="table-column">
      <style:table-column-properties style:column-width="3.584cm" style:rel-column-width="9139*"/>
    </style:style>
    <style:style style:name="Table3.B" style:family="table-column">
      <style:table-column-properties style:column-width="4.979cm" style:rel-column-width="12699*"/>
    </style:style>
    <style:style style:name="Table3.C" style:family="table-column">
      <style:table-column-properties style:column-width="3.709cm" style:rel-column-width="9461*"/>
    </style:style>
    <style:style style:name="Table3.D" style:family="table-column">
      <style:table-column-properties style:column-width="3.224cm" style:rel-column-width="8221*"/>
    </style:style>
    <style:style style:name="Table3.E" style:family="table-column">
      <style:table-column-properties style:column-width="5.914cm" style:rel-column-width="15082*"/>
    </style:style>
    <style:style style:name="Table3.F" style:family="table-column">
      <style:table-column-properties style:column-width="4.288cm" style:rel-column-width="10933*"/>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3.F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Heading_20_3">
      <style:paragraph-properties fo:break-before="page"/>
    </style:style>
    <style:style style:name="P4" style:family="paragraph" style:parent-style-name="Heading_20_1" style:master-page-name="Standard">
      <style:paragraph-properties style:page-number="auto" fo:break-before="page"/>
    </style:style>
    <style:style style:name="P5" style:family="paragraph" style:parent-style-name="Heading_20_2" style:master-page-name="Standard">
      <style:paragraph-properties style:page-number="auto"/>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itle" style:master-page-name="First_20_Page">
      <style:paragraph-properties fo:text-align="start" style:justify-single-word="false" style:page-number="auto"/>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text-properties fo:background-color="transparent"/>
    </style:style>
    <style:style style:name="P13" style:family="paragraph" style:parent-style-name="Text_20_body" style:master-page-name="Default_20_Landscape">
      <style:paragraph-properties style:page-number="auto"/>
    </style:style>
    <style:style style:name="fr1" style:family="graphic" style:parent-style-name="Frame">
      <style:graphic-properties fo:margin-top="0.3cm" fo:margin-bottom="0cm" style:wrap="none" style:vertical-pos="top" style:vertical-rel="paragraph" style:horizontal-pos="center" style:horizontal-rel="paragraph" style:shadow="none"/>
    </style:style>
    <style:style style:name="fr2" style:family="graphic" style:parent-style-name="Frame">
      <style:graphic-properties fo:margin-top="0.3cm" fo:margin-bottom="0cm" style:run-through="foreground" style:wrap="dynamic" style:number-wrapped-paragraphs="no-limit" style:vertical-pos="from-top" style:vertical-rel="paragraph" style:horizontal-pos="right" style:horizontal-rel="paragraph" style:shadow="none"/>
    </style:style>
    <style:style style:name="fr3" style:family="graphic" style:parent-style-name="Frame">
      <style:graphic-properties fo:margin-top="0.3cm" fo:margin-bottom="0cm" style:run-through="foreground" style:wrap="dynamic" style:number-wrapped-paragraphs="no-limit" style:vertical-pos="top" style:vertical-rel="paragraph" style:horizontal-pos="right" style:horizontal-rel="paragraph" style:shadow="none"/>
    </style:style>
    <style:style style:name="fr4" style:family="graphic" style:parent-style-name="Frame">
      <style:graphic-properties style:run-through="foreground" style:wrap="dynamic" style:number-wrapped-paragraphs="no-limit" style:vertical-pos="from-top" style:vertical-rel="paragraph" style:horizontal-pos="righ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rain <text:line-break/>Positioning System</text:p>
      <text:p text:style-name="Title_20_MAS_20_Number">MAS-06-02.23</text:p>
      <text:p text:style-name="Text_20_body"><draw:frame draw:style-name="fr5" draw:name="graphics12" text:anchor-type="paragraph" svg:x="4.226cm" svg:y="0.448cm" svg:width="7.087cm" svg:height="6.77cm" draw:z-index="15"><draw:image xlink:href="../pictures/icons%20and%20symbols/documentation%20logo.png" xlink:type="simple" xlink:show="embed" xlink:actuate="onLoad"/></draw:frame></text:p>
      <text:p text:style-name="Document_20_Title">Feasibility Study</text:p>
      <table:table table:name="Table2" table:style-name="Table2">
        <table:table-column table:style-name="Table2.A"/>
        <table:table-column table:style-name="Table2.B"/>
        <table:table-row>
          <table:table-cell table:style-name="Table2.A1" table:number-columns-spanned="2" office:value-type="string">
            <text:p text:style-name="mskQuestion">Abstract</text:p>
            <text:p text:style-name="Text_20_body">Design and implement a multi-input positioning system for use in trains.</text:p>
            <text:p text:style-name="mskQuestion">Keywords</text:p>
            <text:p text:style-name="Text_20_body">GPS, inertial navigation system, train, C#, .NET</text:p>
          </table:table-cell>
          <table:covered-table-cell/>
        </table:table-row>
        <table:table-row>
          <table:table-cell table:style-name="Table2.A1" office:value-type="string">
            <text:p text:style-name="mskQuestion">Author</text:p>
            <text:p text:style-name="Text_20_body">Marcel Suter<text:line-break/>Kanalweg 3<text:line-break/>CH-3125 Toffen<text:line-break/><text:a xlink:type="simple" xlink:href="mailto:marcel.suter@gmx.net">marcel.suter@gmx.net</text:a></text:p>
          </table:table-cell>
          <table:table-cell table:style-name="Table2.A1" office:value-type="string">
            <text:p text:style-name="mskQuestion"/>
          </table:table-cell>
        </table:table-row>
        <table:table-row>
          <table:table-cell table:style-name="Table2.A1" office:value-type="string">
            <text:p text:style-name="mskQuestion">Expert</text:p>
            <text:p text:style-name="Text_20_body">Rolf Wenger<text:line-break/>Infobrain AG<text:line-break/><text:a xlink:type="simple" xlink:href="mailto:Rolf.Wenger@infobrain.com">Rolf.Wenger@infobrain.com</text:a></text:p>
          </table:table-cell>
          <table:table-cell table:style-name="Table2.A1" office:value-type="string">
            <text:p text:style-name="mskQuestion">Supervisor</text:p>
            <text:p text:style-name="Text_20_body">Stefan Bigler<text:line-break/>ENKOM Inventis AG<text:line-break/><text:a xlink:type="simple" xlink:href="mailto:stefan.bigler@enkom.com">stefan.bigler@enkom.com</text:a></text:p>
          </table:table-cell>
        </table:table-row>
        <table:table-row>
          <table:table-cell table:style-name="Table2.A1" office:value-type="string">
            <text:p text:style-name="mskQuestion">Class</text:p>
          </table:table-cell>
          <table:table-cell table:style-name="Table2.A1" office:value-type="string">
            <text:p text:style-name="Text_20_body">MAS-IT 2006-02</text:p>
          </table:table-cell>
        </table:table-row>
        <table:table-row>
          <table:table-cell table:style-name="Table2.A1" office:value-type="string">
            <text:p text:style-name="mskQuestion">Date</text:p>
          </table:table-cell>
          <table:table-cell table:style-name="Table2.A1" office:value-type="string">
            <text:p text:style-name="Text_20_body"><text:date style:data-style-name="N80" text:date-value="2008-10-10T22:05:04.40" text:fixed="true">10. Oct. 2008</text:date></text:p>
          </table:table-cell>
        </table:table-row>
      </table:table>
      <text:p text:style-name="Revision_20_History_20_Heading"><text:soft-page-break/>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able:table-cell>
          <table:table-cell table:style-name="Table1.A2" office:value-type="string">
            <text:p text:style-name="Table_20_Contents">7.10.2008</text:p>
          </table:table-cell>
          <table:table-cell table:style-name="Table1.C2" office:value-type="string">
            <text:p text:style-name="Table_20_Contents">Marcel Suter</text:p>
          </table:table-cell>
        </table:table-row>
        <table:table-row>
          <table:table-cell table:style-name="Table1.A2" office:value-type="string">
            <text:p text:style-name="Table_20_Contents">Additions</text:p>
          </table:table-cell>
          <table:table-cell table:style-name="Table1.A2" office:value-type="string">
            <text:p text:style-name="Table_20_Contents">21.10.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Management Summary<text:tab/>4</text:p>
          <text:p text:style-name="P6">2.Introduction<text:tab/>5</text:p>
          <text:p text:style-name="P6">3.On inertial navigation<text:tab/>6</text:p>
          <text:p text:style-name="P7">3.1.Preface<text:tab/>6</text:p>
          <text:p text:style-name="P7">3.2.Requirements for a suitable <text:s/>inertial navigation device<text:tab/>6</text:p>
          <text:p text:style-name="P7">3.3.Commercially available devices<text:tab/>6</text:p>
          <text:p text:style-name="P7">3.4.Conclusion<text:tab/>15</text:p>
          <text:p text:style-name="P6">4.On using WiFi<text:tab/>16</text:p>
          <text:p text:style-name="P7">4.1.Preface<text:tab/>16</text:p>
          <text:p text:style-name="P7">4.2.War driving with a laptop in the train<text:tab/>16</text:p>
          <text:p text:style-name="P8">4.2.1.Bern S-Bahn<text:tab/>16</text:p>
          <text:p text:style-name="P8">4.2.2.Zurich S-Bahn<text:tab/>16</text:p>
          <text:p text:style-name="P8">4.2.3.Intercity Zurich-Bern<text:tab/>16</text:p>
          <text:p text:style-name="P7">4.3.War driving with a mobile device in the train<text:tab/>17</text:p>
          <text:p text:style-name="P7">4.4.Conclusion<text:tab/>17</text:p>
          <text:p text:style-name="P6">5.On code for WiFi scanning<text:tab/>18</text:p>
          <text:p text:style-name="P7">5.1.Preface<text:tab/>18</text:p>
          <text:p text:style-name="P7">5.2.Existing Projects<text:tab/>18</text:p>
          <text:p text:style-name="P7">5.3.Own Code in C#<text:tab/>18</text:p>
          <text:p text:style-name="P7">5.4.Managed WiFi API<text:tab/>18</text:p>
          <text:p text:style-name="P7">5.5.Advanced WiFi Manager<text:tab/>18</text:p>
          <text:p text:style-name="P7">5.6.Existing Code from Enkom Inventis<text:tab/>19</text:p>
          <text:p text:style-name="P7">5.7.Conclusion<text:tab/>19</text:p>
          <text:p text:style-name="P6">6.On using GPS<text:tab/>20</text:p>
          <text:p text:style-name="P7">6.1.Preface<text:tab/>20</text:p>
          <text:p text:style-name="P7">6.2.Measurements<text:tab/>20</text:p>
          <text:p text:style-name="P7">6.3.Evaluation of Hardware<text:tab/>20</text:p>
          <text:p text:style-name="P8">6.3.1.UBLOX ANTARIS GPS Positioning Engine<text:tab/>20</text:p>
          <text:p text:style-name="P8">6.3.2.NaviLock <text:tab/>21</text:p>
          <text:p text:style-name="P8">6.3.3.ublox EVK-5H Evaluation Kit with KickStart<text:tab/>21</text:p>
          <text:p text:style-name="P7">6.4.Conclusion<text:tab/>21</text:p>
          <text:p text:style-name="P6">7.On using the track database<text:tab/>22</text:p>
          <text:p text:style-name="P7">7.1.Preface<text:tab/>22</text:p>
          <text:p text:style-name="P7">7.2.Analysation<text:tab/>22</text:p>
          <text:p text:style-name="P7">7.3.Conclusion<text:tab/>22</text:p>
        </text:index-body>
      </text:table-of-content>
      <text:p text:style-name="Text_20_body"/>
      <text:p text:style-name="Text_20_body"/>
      <text:p text:style-name="Text_20_body"/>
      <text:h text:style-name="P4" text:outline-level="1">Management Summary</text:h>
      <text:p text:style-name="Text_20_body">On the base of the subject proposal for the master thesis “In-Train Positioning System”, a feasibility study was carried out. This document describes the study and it's conclusions.</text:p>
      <text:p text:style-name="Text_20_body">The goal of the feasibility study was to determine, which intended technologies were usable for incorporating into the positioning system, and to order the corresponding hardware.</text:p>
      <text:p text:style-name="Text_20_body"/>
      <text:h text:style-name="Heading_20_1" text:outline-level="1">Introduction</text:h>
      <text:p text:style-name="Text_20_body">In this feasibility study, four technologies were to be evaluated:</text:p>
      <text:list text:style-name="L1">
        <text:list-item>
          <text:p text:style-name="P10">inertial navigation</text:p>
        </text:list-item>
        <text:list-item>
          <text:p text:style-name="P10">GPS</text:p>
        </text:list-item>
        <text:list-item>
          <text:p text:style-name="P10">WiFi</text:p>
        </text:list-item>
        <text:list-item>
          <text:p text:style-name="P10">Use of a track database</text:p>
        </text:list-item>
      </text:list>
      <text:p text:style-name="Text_20_body">For the WiFi part, also suitable code for acquiring the the required data was evaluated.</text:p>
      <text:h text:style-name="Heading_20_1" text:outline-level="1">On inertial navigation</text:h>
      <text:h text:style-name="Heading_20_2" text:outline-level="2">Preface</text:h>
      <text:p text:style-name="Text_20_body">The currently used inertial navigation solution is imprecise and should be replaced. The goal is to find a suitable hardware that provides reliable positioning in the 3D space. On inertial navigation systems, a variety of articles are available.</text:p>
      <text:p text:style-name="Text_20_body">On Wikipedia: <text:a xlink:type="simple" xlink:href="http://en.wikipedia.org/wiki/Inertial_navigation">http://en.wikipedia.org/wiki/Inertial_navigation</text:a></text:p>
      <text:p text:style-name="Text_20_body">General Description of inertial navigation, its accuracy and used technologies: <text:a xlink:type="simple" xlink:href="http://www.media.mit.edu/resenv/classes/MAS836/Inertialnotes/DraperOverview.pdf">http://www.media.mit.edu/resenv/classes/MAS836/Inertialnotes/DraperOverview.pdf</text:a></text:p>
      <text:p text:style-name="Text_20_body">Students at the ETH Zurich did build a “Low Cost Inertial Navigation System” as a project. Description is here <text:a xlink:type="simple" xlink:href="http://www.trash.net/~luethi/study/ins/ins.html">http://www.trash.net/~luethi/study/ins/ins.html</text:a>. The project concludes, that accurate positioning data though low cost sensors deteriorates very fast.</text:p>
      <text:p text:style-name="Text_20_body">Kevin J. Walchko of the University of Florida has carried out a project called “Embedded Low Cost Inertial Navigation System”. <text:a xlink:type="simple" xlink:href="http://www.mil.ufl.edu/publications/fcrar03/Walchko-2.pdf">http://www.mil.ufl.edu/publications/fcrar03/Walchko-2.pdf</text:a>. It shows how inertial navigation can be combined with a GPS receiver and how Kalman Filtering is applied therefore.</text:p>
      <text:p text:style-name="Text_20_body">A. D. KING, B.Sc., F.R.I.N., of Marconi Electronic Systems Ltd. Provides an overview of Inertial Navigation here: <text:a xlink:type="simple" xlink:href="http://www.imar-navigation.de/download/inertial_navigation_introduction.pdf">http://www.imar-navigation.de/download/inertial_navigation_introduction.pdf</text:a></text:p>
      <text:p text:style-name="Text_20_body">On Evaluating the properties of an inertial navigation system, this article by imar may help: <text:a xlink:type="simple" xlink:href="http://www.imar-navigation.de/beispiele/decision_assistant.pdf">http://www.imar-navigation.de/beispiele/decision_assistant.pdf</text:a></text:p>
      <text:h text:style-name="Heading_20_2" text:outline-level="2">Requirements for a suitable <text:s/>inertial navigation device</text:h>
      <text:p text:style-name="Text_20_body">The ideal inertial navigation device for use in this thesis should have the following features:</text:p>
      <text:list text:style-name="L2">
        <text:list-item>
          <text:p text:style-name="P11">USB-port for fast data transfer and power supply</text:p>
        </text:list-item>
        <text:list-item>
          <text:p text:style-name="P11">software library for easy access in .NET</text:p>
        </text:list-item>
        <text:list-item>
          <text:p text:style-name="P11">Ability to indicate a start position and regular updates via the NMEA protocol.</text:p>
        </text:list-item>
        <text:list-item>
          <text:p text:style-name="P11">Built-In Kalman filter</text:p>
        </text:list-item>
        <text:list-item>
          <text:p text:style-name="P11">probably an internal GPS</text:p>
        </text:list-item>
        <text:list-item>
          <text:p text:style-name="P11">accurate also on high speeds</text:p>
        </text:list-item>
        <text:list-item>
          <text:p text:style-name="P11">full 3D positioning using 3 accelerometers and 3 gyros</text:p>
        </text:list-item>
        <text:list-item>
          <text:p text:style-name="P11">Not depend on an odometer, since we do not have access to odometric data in the train cars.</text:p>
        </text:list-item>
      </text:list>
      <text:h text:style-name="Heading_20_2" text:outline-level="2">Commercially available devices</text:h>
      <text:p text:style-name="Text_20_body">There are several devices on the market, as follows:</text:p>
      <text:p text:style-name="Text_20_body"/>
      <text:p text:style-name="P13"/>
      <text:section text:style-name="Sect1" text:name="Inertial Devices" text:protected="true">
        <text:section-source xlink:href="../feasibility%20study%20-%20available%20devices.odt" text:filter-name="writer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Text_20_body">Company/Product</text:p>
            </table:table-cell>
            <table:table-cell table:style-name="Table3.A1" office:value-type="string">
              <text:p text:style-name="Text_20_body">Link</text:p>
            </table:table-cell>
            <table:table-cell table:style-name="Table3.A1" office:value-type="string">
              <text:p text:style-name="Text_20_body">Sample Picture</text:p>
            </table:table-cell>
            <table:table-cell table:style-name="Table3.A1" office:value-type="string">
              <text:p text:style-name="Text_20_body">Price</text:p>
            </table:table-cell>
            <table:table-cell table:style-name="Table3.A1" office:value-type="string">
              <text:p text:style-name="Text_20_body">features</text:p>
            </table:table-cell>
            <table:table-cell table:style-name="Table3.F1" office:value-type="string">
              <text:p text:style-name="Text_20_body">Comment</text:p>
            </table:table-cell>
          </table:table-row>
          <table:table-row table:style-name="Table3.1">
            <table:table-cell table:style-name="Table3.A2" office:value-type="string">
              <text:p text:style-name="Text_20_body">Honeywell,</text:p>
              <text:p text:style-name="Text_20_body">DRM™4000 Dead Reckoning Module</text:p>
            </table:table-cell>
            <table:table-cell table:style-name="Table3.A2" office:value-type="string">
              <text:p text:style-name="Text_20_body"><text:a xlink:type="simple" xlink:href="http://www.magneticsensors.com/datasheets/DRM4000.pdf">http://www.magneticsensors.com/datasheets/DRM4000.pdf</text:a></text:p>
              <text:p text:style-name="Text_20_body">Ordering No: DRM 4000</text:p>
              <text:p text:style-name="Text_20_body">Overview of similar products:</text:p>
              <text:p text:style-name="Text_20_body"><text:a xlink:type="simple" xlink:href="http://www.magneticsensors.com/products.html">http://www.magneticsensors.com/products.html</text:a></text:p>
              <text:p text:style-name="Text_20_body">Contact Customer Service at 1-800-323-8295 for more information. </text:p>
            </table:table-cell>
            <table:table-cell table:style-name="Table3.A2" office:value-type="string">
              <text:p text:style-name="Text_20_body"><draw:frame draw:style-name="fr9" draw:name="graphics4" text:anchor-type="paragraph" svg:width="2.866cm" svg:height="2.584cm" draw:z-index="20"><draw:image xlink:href="../pictures/feasability%20study%20general/DRM4000.jpg" xlink:type="simple" xlink:show="embed" xlink:actuate="onLoad"/></draw:frame></text:p>
            </table:table-cell>
            <table:table-cell table:style-name="Table3.A2" office:value-type="string">
              <text:p text:style-name="Text_20_body">USD 2995.- for the Evaluation Kit,</text:p>
              <text:p text:style-name="Text_20_body">USD 1990.- bare unit.</text:p>
            </table:table-cell>
            <table:table-cell table:style-name="Table3.A2" office:value-type="string">
              <text:p text:style-name="Text_20_body">Blends GPS and dead reckoning data (via internal sensors) to an NMEA output.</text:p>
              <text:p text:style-name="Text_20_body">Suited for personnel on foot.</text:p>
            </table:table-cell>
            <table:table-cell table:style-name="Table3.F2" office:value-type="string">
              <text:p text:style-name="Text_20_body">This just a pedometer, as clarified by a technician from Honeywell and it will not work in trains.</text:p>
              <text:p text:style-name="Text_20_body">DRM 5 and GyroDRM suffer from the same issue, I was told.</text:p>
            </table:table-cell>
          </table:table-row>
          <table:table-row table:style-name="Table3.1">
            <table:table-cell table:style-name="Table3.A2" office:value-type="string">
              <text:p text:style-name="Text_20_body">Honeywell</text:p>
              <text:p text:style-name="Text_20_body">DRM® - 5 Dead Reckoning Module, Evaluation Kit Available </text:p>
            </table:table-cell>
            <table:table-cell table:style-name="Table3.A2" office:value-type="string">
              <text:p text:style-name="Text_20_body"><text:a xlink:type="simple" xlink:href="http://www.ssec.honeywell.com/magnetic/datasheets/drm5.pdf">http://www.ssec.honeywell.com/magnetic/datasheets/drm5.pdf</text:a></text:p>
            </table:table-cell>
            <table:table-cell table:style-name="Table3.A2" office:value-type="string">
              <text:p text:style-name="Text_20_body"><draw:frame draw:style-name="fr8" draw:name="graphics18" text:anchor-type="paragraph" svg:width="2.395cm" svg:height="2.048cm" draw:z-index="21"><draw:image xlink:href="../pictures/feasability%20study%20general/DRM_5.jpg" xlink:type="simple" xlink:show="embed" xlink:actuate="onLoad"/></draw:frame></text:p>
            </table:table-cell>
            <table:table-cell table:style-name="Table3.A2" office:value-type="string">
              <text:p text:style-name="Text_20_body">USD 3495.- for the Evaluation Kit</text:p>
              <text:p text:style-name="Text_20_body">USD 2495.- for the bare unit.</text:p>
            </table:table-cell>
            <table:table-cell table:style-name="Table3.A2" office:value-type="string">
              <text:p text:style-name="Text_20_body">Similar to DRM 4000, with built-in GPS receiver.</text:p>
              <text:p text:style-name="Text_20_body">Evaluation Kit available. No USB, powered by an internal rechargeable Battery.</text:p>
              <text:p text:style-name="Text_20_body">By specification, this is not to be used on vehicles.</text:p>
              <text:p text:style-name="Text_20_body">Export-Controlled by ITAR.</text:p>
            </table:table-cell>
            <table:table-cell table:style-name="Table3.F2" office:value-type="string">
              <text:p text:style-name="Text_20_body">Since no external GPS is attachable, initializing the device seems impossible.</text:p>
              <text:p text:style-name="Text_20_body">Not usable in trains.</text:p>
            </table:table-cell>
          </table:table-row>
          <text:soft-page-break/>
          <table:table-row table:style-name="Table3.1">
            <table:table-cell table:style-name="Table3.A2" office:value-type="string">
              <text:p text:style-name="Text_20_body">Honeywell</text:p>
              <text:p text:style-name="Text_20_body">GyroDRM</text:p>
            </table:table-cell>
            <table:table-cell table:style-name="Table3.A2" office:value-type="string">
              <text:p text:style-name="Text_20_body"><text:a xlink:type="simple" xlink:href="http://www.ssec.honeywell.com/magnetic/datasheets/gyrodrm.pdf">http://www.ssec.honeywell.com/magnetic/datasheets/gyrodrm.pdf</text:a></text:p>
            </table:table-cell>
            <table:table-cell table:style-name="Table3.A2" office:value-type="string">
              <text:p text:style-name="Text_20_body"><draw:frame draw:style-name="fr8" draw:name="graphics19" text:anchor-type="paragraph" svg:width="2.972cm" svg:height="3.254cm" draw:z-index="22"><draw:image xlink:href="../pictures/feasability%20study%20general/gyrodrm.jpg" xlink:type="simple" xlink:show="embed" xlink:actuate="onLoad"/></draw:frame></text:p>
            </table:table-cell>
            <table:table-cell table:style-name="Table3.A2" office:value-type="string">
              <text:p text:style-name="Text_20_body">USD 2995.- for the Evaluation Kit. </text:p>
              <text:p text:style-name="Text_20_body">No bare units available.</text:p>
            </table:table-cell>
            <table:table-cell table:style-name="Table3.A2" office:value-type="string">
              <text:p text:style-name="Text_20_body">Gyro stabilized inertial navigation for personnel on foot. Has a built-in GPS receiver. A Evaluation Kit is available.</text:p>
            </table:table-cell>
            <table:table-cell table:style-name="Table3.F2" office:value-type="string">
              <text:p text:style-name="Text_20_body">Seems to be an older version of DRM 5.</text:p>
              <text:p text:style-name="Text_20_body">Not usable in trains.</text:p>
            </table:table-cell>
          </table:table-row>
          <table:table-row table:style-name="Table3.1">
            <table:table-cell table:style-name="Table3.A2" office:value-type="string">
              <text:p text:style-name="Text_20_body">IMAR</text:p>
              <text:p text:style-name="Text_20_body">iDRPOS:</text:p>
            </table:table-cell>
            <table:table-cell table:style-name="Table3.A2" office:value-type="string">
              <text:p text:style-name="Text_20_body"><text:a xlink:type="simple" xlink:href="http://www.imar-navigation.de/datenbl/drpos_2pages_e.pdf">http://www.imar-navigation.de/datenbl/drpos_2pages_e.pdf</text:a></text:p>
            </table:table-cell>
            <table:table-cell table:style-name="Table3.A2" office:value-type="string">
              <text:p text:style-name="Text_20_body"><draw:frame draw:style-name="fr8" draw:name="graphics22" text:anchor-type="paragraph" svg:width="2.972cm" svg:height="2.327cm" draw:z-index="29"><draw:image xlink:href="../pictures/feasability%20study%20general/imar%20system.jpg" xlink:type="simple" xlink:show="embed" xlink:actuate="onLoad"/></draw:frame></text:p>
            </table:table-cell>
            <table:table-cell table:style-name="Table3.A2" office:value-type="string">
              <text:p text:style-name="Text_20_body">EUR 16000.- for a unit in 2D.</text:p>
            </table:table-cell>
            <table:table-cell table:style-name="Table3.A2" office:value-type="string">
              <text:p text:style-name="P2">2D Navigation module using an external GPS receiver, attachable via RS-232/NMEA. An option for 3D is available.</text:p>
            </table:table-cell>
            <table:table-cell table:style-name="Table3.F2" office:value-type="string">
              <text:p text:style-name="P2">Is not 3D.</text:p>
              <text:p text:style-name="P2">According to a sales person, this solution is not eligible for use in trains without odometer, because it would deteriorate fast.</text:p>
            </table:table-cell>
          </table:table-row>
          <table:table-row table:style-name="Table3.1">
            <table:table-cell table:style-name="Table3.A2" office:value-type="string">
              <text:p text:style-name="Text_20_body">Applanix</text:p>
              <text:p text:style-name="Text_20_body">POS TG</text:p>
            </table:table-cell>
            <table:table-cell table:style-name="Table3.A2" office:value-type="string">
              <text:p text:style-name="Text_20_body"><text:a xlink:type="simple" xlink:href="http://www.applanix.com/products/postg_index.php">http://www.applanix.com/products/postg_index.php</text:a></text:p>
            </table:table-cell>
            <table:table-cell table:style-name="Table3.A2" office:value-type="string">
              <text:p text:style-name="Text_20_body"><draw:frame draw:style-name="fr8" draw:name="graphics10" text:anchor-type="paragraph" svg:width="2.972cm" svg:height="1.917cm" draw:z-index="23"><draw:image xlink:href="../pictures/feasability%20study%20general/applanix%20system.png" xlink:type="simple" xlink:show="embed" xlink:actuate="onLoad"/></draw:frame></text:p>
            </table:table-cell>
            <table:table-cell table:style-name="Table3.A2" office:value-type="string">
              <text:p text:style-name="Text_20_body"/>
            </table:table-cell>
            <table:table-cell table:style-name="Table3.A2" office:value-type="string">
              <text:p text:style-name="Text_20_body">Inertial, optical and GPS sensors provide millimeter-accuracy on tracks.</text:p>
            </table:table-cell>
            <table:table-cell table:style-name="Table3.F2" office:value-type="string">
              <text:p text:style-name="Text_20_body">Large, and much too precise (probably also too costly)</text:p>
            </table:table-cell>
          </table:table-row>
          <table:table-row table:style-name="Table3.1">
            <table:table-cell table:style-name="Table3.A2" office:value-type="string">
              <text:p text:style-name="Text_20_body">Gladiator Technologies, Inc. </text:p>
              <text:p text:style-name="Text_20_body">LANDMARK20 AHRS DEMO KIT</text:p>
            </table:table-cell>
            <table:table-cell table:style-name="Table3.A2" office:value-type="string">
              <text:p text:style-name="Text_20_body"><text:a xlink:type="simple" xlink:href="http://www.gladiatortechnologies.com/DATASHEET/LandMark20_AHRS_DEMO_KIT_datasheet_051508.pdf">http://www.gladiatortechnologies.com/DATASHEET/LandMark20_AHRS_DEMO_KIT_datasheet_051508.pdf</text:a></text:p>
              <text:p text:style-name="Text_20_body"/>
            </table:table-cell>
            <table:table-cell table:style-name="Table3.A2" office:value-type="string">
              <text:p text:style-name="Text_20_body"><draw:frame draw:style-name="fr8" draw:name="graphics16" text:anchor-type="paragraph" svg:width="2.972cm" svg:height="2.275cm" draw:z-index="24"><draw:image xlink:href="../pictures/feasability%20study%20general/gladiator%20system.gif" xlink:type="simple" xlink:show="embed" xlink:actuate="onLoad"/></draw:frame></text:p>
            </table:table-cell>
            <table:table-cell table:style-name="Table3.A2" office:value-type="string">
              <text:p text:style-name="Text_20_body"/>
            </table:table-cell>
            <table:table-cell table:style-name="Table3.A2" office:value-type="string">
              <text:p text:style-name="Text_20_body">Inertial sensors in one housing, with USB connection. These sensors are mainly developed for sailing and flight application. A Evaluation Kit is available. Integrating and combination of the inertial data and external GPS fixes would have to be done in external software.</text:p>
            </table:table-cell>
            <table:table-cell table:style-name="Table3.F2" office:value-type="string">
              <text:p text:style-name="P2">This is not a turn-key solution for this thesis, since integration of the inertial data is not done yet. Because integrating is not provided, the precision is probably questionable.</text:p>
            </table:table-cell>
          </table:table-row>
          <text:soft-page-break/>
          <table:table-row table:style-name="Table3.1">
            <table:table-cell table:style-name="Table3.A2" office:value-type="string">
              <text:p text:style-name="Text_20_body">OXTS </text:p>
              <text:p text:style-name="Text_20_body">Inertial+</text:p>
            </table:table-cell>
            <table:table-cell table:style-name="Table3.A2" office:value-type="string">
              <text:p text:style-name="Text_20_body"><text:a xlink:type="simple" xlink:href="http://www.oxts.co.uk/default.asp?pageRef=102">http://www.oxts.co.uk/default.asp?pageRef=102</text:a></text:p>
              <text:p text:style-name="Text_20_body"/>
            </table:table-cell>
            <table:table-cell table:style-name="Table3.A2" office:value-type="string">
              <text:p text:style-name="Text_20_body"><draw:frame draw:style-name="fr8" draw:name="graphics17" text:anchor-type="paragraph" svg:width="2.972cm" svg:height="2.716cm" draw:z-index="25"><draw:image xlink:href="../pictures/feasability%20study%20general/inertialplus.png" xlink:type="simple" xlink:show="embed" xlink:actuate="onLoad"/></draw:frame></text:p>
            </table:table-cell>
            <table:table-cell table:style-name="Table3.A2" office:value-type="string">
              <text:p text:style-name="Text_20_body">UK £13300.-</text:p>
            </table:table-cell>
            <table:table-cell table:style-name="Table3.A2" office:value-type="string">
              <text:p text:style-name="Text_20_body">Augments the NMEA data of an external GPS receiver with inertial measurements.</text:p>
              <text:p text:style-name="Text_20_body">There are also other models available.</text:p>
              <text:p text:style-name="Text_20_body">Drift without odometer is about 50m/minute</text:p>
            </table:table-cell>
            <table:table-cell table:style-name="Table3.F2" office:value-type="string">
              <text:p text:style-name="P2">This product would be quite fine, but I don't have the budget for it.</text:p>
            </table:table-cell>
          </table:table-row>
          <table:table-row table:style-name="Table3.1">
            <table:table-cell table:style-name="Table3.A2" office:value-type="string">
              <text:p text:style-name="Text_20_body">VibTel </text:p>
              <text:p text:style-name="Text_20_body">RT3000 </text:p>
            </table:table-cell>
            <table:table-cell table:style-name="Table3.A2" office:value-type="string">
              <text:p text:style-name="Text_20_body"><text:a xlink:type="simple" xlink:href="http://www.vibtel.com/EN/Products/InertialNavigationSystems/StrapdownInertialNavigationSystems/OXTS.MODEL.RT-3000.html">http://www.vibtel.com/EN/Products/InertialNavigationSystems/StrapdownInertialNavigationSystems/OXTS.MODEL.RT-3000.html</text:a></text:p>
            </table:table-cell>
            <table:table-cell table:style-name="Table3.A2" office:value-type="string">
              <text:p text:style-name="Text_20_body"><draw:frame draw:style-name="fr8" draw:name="graphics9" text:anchor-type="paragraph" svg:width="2.972cm" svg:height="3.353cm" draw:z-index="26"><draw:image xlink:href="../pictures/feasability%20study%20general/vibtel%20ins.jpg" xlink:type="simple" xlink:show="embed" xlink:actuate="onLoad"/></draw:frame></text:p>
            </table:table-cell>
            <table:table-cell table:style-name="Table3.A2" office:value-type="string">
              <text:p text:style-name="Text_20_body">USD 74000.-</text:p>
            </table:table-cell>
            <table:table-cell table:style-name="Table3.A2" office:value-type="string">
              <text:p text:style-name="Text_20_body">Supports an external GPS and povides data via CAN, RS-232, Ethernet.</text:p>
              <text:p text:style-name="Text_20_body">VibTel seems to be a reseller of OXTS.</text:p>
            </table:table-cell>
            <table:table-cell table:style-name="Table3.F2" office:value-type="string">
              <text:p text:style-name="Text_20_body">Way beyond budget.</text:p>
            </table:table-cell>
          </table:table-row>
          <text:soft-page-break/>
          <table:table-row table:style-name="Table3.1">
            <table:table-cell table:style-name="Table3.A2" office:value-type="string">
              <text:p text:style-name="Text_20_body">Sirf </text:p>
              <text:p text:style-name="Text_20_body">SiRFDiRect</text:p>
            </table:table-cell>
            <table:table-cell table:style-name="Table3.A2" office:value-type="string">
              <text:p text:style-name="Text_20_body"><text:a xlink:type="simple" xlink:href="http://www.sirf.com/products/SiRFDiRect_Product_Insert.pdf">http://www.sirf.com/products/SiRFDiRect_Product_Insert.pdf</text:a></text:p>
            </table:table-cell>
            <table:table-cell table:style-name="Table3.A2" office:value-type="string">
              <text:p text:style-name="Text_20_body"><draw:frame draw:style-name="fr8" draw:name="graphics20" text:anchor-type="paragraph" svg:width="3.533cm" svg:height="2.279cm" draw:z-index="27"><draw:image xlink:href="../pictures/feasability%20study%20general/SirfDirect%20system.png" xlink:type="simple" xlink:show="embed" xlink:actuate="onLoad"/></draw:frame><draw:frame draw:style-name="fr5" draw:name="graphics27" text:anchor-type="paragraph" svg:x="0.113cm" svg:y="2.577cm" svg:width="3.261cm" svg:height="3.307cm" draw:z-index="33"><draw:image xlink:href="../pictures/feasability%20study%20general/SiRFDiRect%20Evaluation%20Kit.png" xlink:type="simple" xlink:show="embed" xlink:actuate="onLoad"/></draw:frame></text:p>
            </table:table-cell>
            <table:table-cell table:style-name="Table3.A2" office:value-type="string">
              <text:p text:style-name="Text_20_body">Approx. USD 1500.-</text:p>
            </table:table-cell>
            <table:table-cell table:style-name="Table3.A2" office:value-type="string">
              <text:p text:style-name="P2">Enhanced GPS + Dead Reckoning Software for Portable Devices.</text:p>
              <text:p text:style-name="P2">It sports 3 accelerometers and 1 gyro.</text:p>
              <text:p text:style-name="P2">There is an evaluation Kit available, that provides USB and RS-232 connection. Supply voltage is 9-24 Volts.</text:p>
              <text:p text:style-name="P2">NMEA protocol is supported.</text:p>
              <text:p text:style-name="P2">Dead Reckoning precision after 1 Minute is 225 meters.</text:p>
              <text:p text:style-name="P2">No direct access to the sensor data is possible.</text:p>
            </table:table-cell>
            <table:table-cell table:style-name="Table3.F2" office:value-type="string">
              <text:p text:style-name="P2">Good option, smilar to the MIT-G, apart that we will not have access to sensor data for our own processing.</text:p>
            </table:table-cell>
          </table:table-row>
          <table:table-row table:style-name="Table3.1">
            <table:table-cell table:style-name="Table3.A2" office:value-type="string">
              <text:p text:style-name="P2">NovaTel </text:p>
              <text:p text:style-name="P2">SPAN-CPT</text:p>
            </table:table-cell>
            <table:table-cell table:style-name="Table3.A2" office:value-type="string">
              <text:p text:style-name="Text_20_body"><text:a xlink:type="simple" xlink:href="http://www.novatel.com/products/span_cpt.htm">http://www.novatel.com/products/span_cpt.htm</text:a></text:p>
            </table:table-cell>
            <table:table-cell table:style-name="Table3.A2" office:value-type="string">
              <text:p text:style-name="Text_20_body"><draw:frame draw:style-name="fr5" draw:name="graphics11" text:anchor-type="paragraph" svg:x="0.123cm" svg:y="0.198cm" svg:width="3.12cm" svg:height="2.413cm" draw:z-index="18"><draw:image xlink:href="../pictures/feasability%20study%20general/span-cpt.png" xlink:type="simple" xlink:show="embed" xlink:actuate="onLoad"/></draw:frame></text:p>
            </table:table-cell>
            <table:table-cell table:style-name="Table3.A2" office:value-type="string">
              <text:p text:style-name="Text_20_body">USD 25'000.-</text:p>
            </table:table-cell>
            <table:table-cell table:style-name="Table3.A2" office:value-type="string">
              <text:p text:style-name="Text_20_body">Combines GPS and inertial navigation. GPS is built in the device.</text:p>
            </table:table-cell>
            <table:table-cell table:style-name="Table3.F11" office:value-type="string">
              <text:p text:style-name="P2">No possibility to feed our own GPS signal into the unit.</text:p>
              <text:p text:style-name="P2">Too costly.</text:p>
            </table:table-cell>
          </table:table-row>
          <table:table-row table:style-name="Table3.1">
            <table:table-cell table:style-name="Table3.A2" office:value-type="string">
              <text:p text:style-name="P2">Xsens </text:p>
              <text:p text:style-name="P2">MT9</text:p>
            </table:table-cell>
            <table:table-cell table:style-name="Table3.A2" office:value-type="string">
              <text:p text:style-name="Text_20_body"/>
            </table:table-cell>
            <table:table-cell table:style-name="Table3.A2" office:value-type="string">
              <text:p text:style-name="Text_20_body"><draw:frame draw:style-name="fr8" draw:name="graphics14" text:anchor-type="paragraph" svg:width="2.972cm" svg:height="2.228cm" draw:z-index="19"><draw:image xlink:href="../pictures/feasability%20study%20general/xsens%20mt9%20systemP1080151.JPG" xlink:type="simple" xlink:show="embed" xlink:actuate="onLoad"/></draw:frame></text:p>
            </table:table-cell>
            <table:table-cell table:style-name="Table3.A2" office:value-type="string">
              <text:p text:style-name="Text_20_body">Available in house</text:p>
            </table:table-cell>
            <table:table-cell table:style-name="Table3.A2" office:value-type="string">
              <text:p text:style-name="Text_20_body">This seems to be a earlier version of the Mtx.</text:p>
              <text:p text:style-name="Text_20_body">This product is discontinued.</text:p>
            </table:table-cell>
            <table:table-cell table:style-name="Table3.F11" office:value-type="string">
              <text:p text:style-name="P2">No possibility for attaching a GPS directly. Mathematical blending of GPS and inertial data would have to be done pro grammatically.</text:p>
            </table:table-cell>
          </table:table-row>
          <text:soft-page-break/>
          <table:table-row table:style-name="Table3.1">
            <table:table-cell table:style-name="Table3.A2" office:value-type="string">
              <text:p text:style-name="P2">Xsens </text:p>
              <text:p text:style-name="P2">Mtx</text:p>
            </table:table-cell>
            <table:table-cell table:style-name="Table3.A2" office:value-type="string">
              <text:p text:style-name="Text_20_body"><text:a xlink:type="simple" xlink:href="http://www.xsens.com/en/products/human_motion/mtx.php">http://www.xsens.com/en/products/human_motion/mtx.php</text:a></text:p>
            </table:table-cell>
            <table:table-cell table:style-name="Table3.A2" office:value-type="string">
              <text:p text:style-name="Text_20_body"><draw:frame draw:style-name="fr5" draw:name="graphics7" text:anchor-type="paragraph" svg:x="0.134cm" svg:y="3.157cm" svg:width="3.201cm" svg:height="2.868cm" draw:z-index="28"><draw:image xlink:href="../pictures/feasability%20study%20general/375_mtx_imu_3dof_dev_kit1.jpg" xlink:type="simple" xlink:show="embed" xlink:actuate="onLoad"/></draw:frame><draw:frame draw:style-name="fr8" draw:name="graphics23" text:anchor-type="paragraph" svg:width="3.597cm" svg:height="2.392cm" draw:z-index="30"><draw:image xlink:href="../pictures/feasability%20study%20general/363_mtxinhand.jpg" xlink:type="simple" xlink:show="embed" xlink:actuate="onLoad"/></draw:frame></text:p>
            </table:table-cell>
            <table:table-cell table:style-name="Table3.A2" office:value-type="string">
              <text:p text:style-name="Text_20_body"/>
            </table:table-cell>
            <table:table-cell table:style-name="Table3.A2" office:value-type="string">
              <text:p text:style-name="Text_20_body">The MTx is a small and accurate 3DOF Orientation Tracker. It provides drift-free 3D orientation as well as kinematic data: 3D acceleration, 3D rate of turn and 3D earth-magnetic field. </text:p>
              <text:p text:style-name="Text_20_body">No external GPS. Evaluation Kit available.</text:p>
              <text:p text:style-name="Text_20_body">Noise of the accelerometers: 0.001m/s^2/sqrt(Hz)</text:p>
              <text:p text:style-name="Text_20_body"/>
            </table:table-cell>
            <table:table-cell table:style-name="Table3.F2" office:value-type="string">
              <text:p text:style-name="P2">No GPS, therefore no absolute referencing possible.</text:p>
              <text:p text:style-name="P2"/>
            </table:table-cell>
          </table:table-row>
          <text:soft-page-break/>
          <table:table-row table:style-name="Table3.1">
            <table:table-cell table:style-name="Table3.A2" office:value-type="string">
              <text:p text:style-name="P2">Xsens </text:p>
              <text:p text:style-name="P2">MTi-G</text:p>
            </table:table-cell>
            <table:table-cell table:style-name="Table3.A2" office:value-type="string">
              <text:p text:style-name="Text_20_body"><text:a xlink:type="simple" xlink:href="http://www.xsens.com/en/products/machine_motion/mtig.php">http://www.xsens.com/en/products/machine_motion/mtig.php</text:a></text:p>
            </table:table-cell>
            <table:table-cell table:style-name="Table3.A2" office:value-type="string">
              <text:p text:style-name="Text_20_body"><draw:frame draw:style-name="fr7" draw:name="graphics8" text:anchor-type="as-char" svg:width="3.328cm" svg:height="2.431cm" draw:z-index="16"><draw:image xlink:href="../pictures/feasability%20study%20general/335_mtig.jpg" xlink:type="simple" xlink:show="embed" xlink:actuate="onLoad"/></draw:frame><draw:frame draw:style-name="fr7" draw:name="graphics1" text:anchor-type="as-char" svg:width="3.515cm" svg:height="3.316cm" draw:z-index="17"><draw:image xlink:href="../pictures/feasability%20study%20general/mti-g%20development%20kit.png" xlink:type="simple" xlink:show="embed" xlink:actuate="onLoad"/></draw:frame></text:p>
            </table:table-cell>
            <table:table-cell table:style-name="Table3.A2" office:value-type="string">
              <text:p text:style-name="Text_20_body">EUR 3790.- for the Development Kit</text:p>
              <text:p text:style-name="Text_20_body">EUR 3500.- for the bare Unit</text:p>
              <text:p text:style-name="Text_20_body">EUR 450.- for the SDK alone</text:p>
              <text:p text:style-name="Text_20_body">Delivery Time is 2 Weeks.</text:p>
            </table:table-cell>
            <table:table-cell table:style-name="Table3.A2" office:value-type="string">
              <text:p text:style-name="Text_20_body">The MTi-G is a MEMS based Inertial Measurement Unit (IMU) and has an onboard Attitude and Heading Reference System (AHRS) combined with GPS and a static pressure sensor.</text:p>
              <text:p text:style-name="Text_20_body">There is a Sensor Development Kit available which contains the sensor and some accessories plus the SDK. The SDK has various possibilities to access the data, namely a WIN32 DLL.</text:p>
              <text:p text:style-name="Text_20_body">Deterioration according to a technical seller is 350m in a minute.</text:p>
              <text:p text:style-name="Text_20_body">The GPS has a tracking sensitivity of -158dBm according to specification.</text:p>
              <text:p text:style-name="Text_20_body">Does work without GPS for only 10 seconds. After that, only orientation information is provided.</text:p>
              <text:p text:style-name="Text_20_body">Noise of the accelerometers: 0.002m/s^2/sqrt(Hz)</text:p>
            </table:table-cell>
            <table:table-cell table:style-name="Table3.F2" office:value-type="string">
              <text:p text:style-name="P2">No possibility for an external GPS. We can not update the reference position.</text:p>
            </table:table-cell>
          </table:table-row>
          <text:soft-page-break/>
          <table:table-row table:style-name="Table3.1">
            <table:table-cell table:style-name="Table3.A2" office:value-type="string">
              <text:p text:style-name="P2">Xsens</text:p>
              <text:p text:style-name="P2">MTI</text:p>
            </table:table-cell>
            <table:table-cell table:style-name="Table3.A2" office:value-type="string">
              <text:p text:style-name="Text_20_body"><text:a xlink:type="simple" xlink:href="http://www.xsens.com/en/products/machine_motion/mti.php">http://www.xsens.com/en/products/machine_motion/mti.php</text:a></text:p>
            </table:table-cell>
            <table:table-cell table:style-name="Table3.A2" office:value-type="string">
              <text:p text:style-name="Text_20_body"><draw:frame draw:style-name="fr8" draw:name="graphics24" text:anchor-type="paragraph" svg:width="3.337cm" svg:height="2.676cm" draw:z-index="31"><draw:image xlink:href="../pictures/feasability%20study%20general/352_mti_in_hand.gif" xlink:type="simple" xlink:show="embed" xlink:actuate="onLoad"/></draw:frame><draw:frame draw:style-name="fr5" draw:name="graphics25" text:anchor-type="paragraph" svg:x="0.215cm" svg:y="3.475cm" svg:width="2.995cm" svg:height="2.621cm" draw:z-index="32"><draw:image xlink:href="../pictures/feasability%20study%20general/374_mti_ahrs_imu_dev_kit1.jpg" xlink:type="simple" xlink:show="embed" xlink:actuate="onLoad"/></draw:frame></text:p>
            </table:table-cell>
            <table:table-cell table:style-name="Table3.A2" office:value-type="string">
              <text:p text:style-name="Text_20_body">EUR 1750.- for the bare Unit</text:p>
              <text:p text:style-name="Text_20_body">EUR 1990.- for the Development Kit</text:p>
            </table:table-cell>
            <table:table-cell table:style-name="Table3.A2" office:value-type="string">
              <text:p text:style-name="Text_20_body">The MTi is a miniature, gyro-enhanced Attitude and Heading Reference System (AHRS). Its internal low-power signal processor provides drift-free 3D orientation as well as calibrated 3D acceleration, 3D rate of turn and 3D earth-magnetic field data.</text:p>
              <text:p text:style-name="Text_20_body">No GPS attachable.</text:p>
              <text:p text:style-name="Text_20_body">Noise of the accelerometers: 0.002m/s^2/sqrt(Hz)</text:p>
            </table:table-cell>
            <table:table-cell table:style-name="Table3.F2" office:value-type="string">
              <text:p text:style-name="P2">Just data available. No position data is calculated.</text:p>
              <text:p text:style-name="P2">This is thus similar to our available sensor, the MT9.</text:p>
            </table:table-cell>
          </table:table-row>
        </table:table>
        <text:p text:style-name="Standard"/>
      </text:section>
      <text:p text:style-name="Text_20_body"/>
      <text:h text:style-name="P5" text:outline-level="2">Conclusion</text:h>
      <text:p text:style-name="Text_20_body">From a technical an implementation's point of view, the Inertial+ device is the most suitable, because is is the most accurate one, and provides custom input of pre-calculated position estimates with advanced kalman filtering already solved.</text:p>
      <text:p text:style-name="Text_20_body">From a product point of view, one of the Xsens products without GPS makes most sense, because they are cheaper and smaller. However, in the thesis, there will be not enough time to solve the advanced mathematics involved with this.</text:p>
      <text:p text:style-name="Text_20_body">SirfDiRect would also be a solution for the thesis. However, for a later product, this does not provide the needed flexibility, since no access to the sensor data is possible.</text:p>
      <text:p text:style-name="mskQuestion">As a compromise, I recommend the Xsens MTI-G. It provides both the ease-of-use that is required for easy integration in the project, and the flexibility to later add customized advanced mathematical algorithms.</text:p>
      <text:h text:style-name="Heading_20_1" text:outline-level="1">On using WiFi</text:h>
      <text:h text:style-name="Heading_20_2" text:outline-level="2">Preface</text:h>
      <text:p text:style-name="Text_20_body">The goal is to find out, how good the reception of WLAN Access Points in trains is. Therefore I used two systems trying to scan for surrounding Access points. On was a standard laptop, and one a mobile phone.</text:p>
      <text:h text:style-name="Heading_20_2" text:outline-level="2">War driving with a laptop in the train</text:h>
      <text:p text:style-name="Text_20_body">A Thinkpad X60 with a built-in WiFi Antenna plus an external GPS (for reference only) was used. The actual scanning was done using the Netstumbler software.</text:p>
      <text:p text:style-name="Text_20_body"><draw:frame draw:style-name="fr1" draw:name="Frame2" text:anchor-type="paragraph" svg:width="12.644cm" draw:z-index="8"><draw:text-box fo:min-height="8.865cm"><text:p text:style-name="Illustration"><draw:frame draw:style-name="fr6" draw:name="graphics2" text:anchor-type="paragraph" svg:x="0.004cm" svg:y="0.002cm" svg:width="12.644cm" style:rel-width="100%" svg:height="8.865cm" style:rel-height="scale" draw:z-index="9"><draw:image xlink:href="../pictures/feasability%20study%20general/netstumbler%20in%20action.jpg" xlink:type="simple" xlink:show="embed" xlink:actuate="onLoad"/></draw:frame>Illustration <text:sequence text:ref-name="refIllustration0" text:name="Illustration" text:formula="ooow:Illustration+1" style:num-format="1">1</text:sequence>: Netstumbler in Action</text:p></draw:text-box></draw:frame></text:p>
      <text:h text:style-name="Heading_20_3" text:outline-level="3">Bern S-Bahn</text:h>
      <text:p text:style-name="Text_20_body">Measurements on these (older) trains showed many access points not only in stations but also while moving.</text:p>
      <text:h text:style-name="Heading_20_3" text:outline-level="3">Zurich S-Bahn</text:h>
      <text:p text:style-name="Text_20_body">In the cars of the Zurich S-Bahn, the WLAN reception was good, continuously some Access Points were showing up, usually between 2 and 20.</text:p>
      <text:h text:style-name="Heading_20_3" text:outline-level="3">Intercity Zurich-Bern</text:h>
      <text:p text:style-name="Text_20_body">Near stations and when driving through populated areas there were always more than one Access Point available. In open areas, only rarely an Access Point is visible.</text:p>
      <text:p text:style-name="Text_20_body"><text:soft-page-break/>Swisscom operates public non-free Access Points in many larger stations, including Bern, Aarau and Zurich. they are receivable from within the train, even when driving trough a station at high speed, eg. in Aarau.</text:p>
      <text:p text:style-name="Text_20_body">The cars have their own Access Points to provide the passengers with payable Internet access. These Access Points must get marked and stored <text:s text:c="2"/>as non-usable for positioning purposes. There should also be a general plausibility check for positions when doing positioning with Access Points as they may change position at will. Examples may be if a person owning a private Access Point moves or when the Access Point is in another train car.</text:p>
      <text:p text:style-name="Text_20_body">In tunnels, no Access Points were detected, except the ones from the car itself.</text:p>
      <text:h text:style-name="Heading_20_2" text:outline-level="2">War driving with a mobile device in the train</text:h>
      <text:p text:style-name="Text_20_body"><draw:frame draw:style-name="fr2" draw:name="Frame5" text:anchor-type="paragraph" svg:y="0.355cm" svg:width="4.752cm" draw:z-index="6"><draw:text-box fo:min-height="6.334cm"><text:p text:style-name="Illustration"><draw:frame draw:style-name="fr6" draw:name="graphics5" text:anchor-type="paragraph" svg:x="0.004cm" svg:y="0.002cm" svg:width="4.752cm" style:rel-width="100%" svg:height="6.334cm" style:rel-height="scale" draw:z-index="7"><draw:image xlink:href="../pictures/wifi%20sniffing%20using%20trinity%20phone/trinity%20wardriving%20good%20lightP1080147.JPG" xlink:type="simple" xlink:show="embed" xlink:actuate="onLoad"/></draw:frame>Illustration <text:sequence text:ref-name="refIllustration1" text:name="Illustration" text:formula="ooow:Illustration+1" style:num-format="1">2</text:sequence>: Seeing 7 Satellites and two active Access points</text:p></draw:text-box></draw:frame>A commercially available mobile phone, the Trinity 100 from HTC was used. It has a built-in WiFi and also built-in GPS. The WiFiFoFum software was used for sniffing.</text:p>
      <text:p text:style-name="Text_20_body">In urban areas, many Access points were picked up, sometimes up to 16 at the same time. When traveling faster, especially in the Intercity, few, but still some, Access points were picked up.</text:p>
      <text:h text:style-name="Heading_20_2" text:outline-level="2">Conclusion</text:h>
      <text:p text:style-name="Text_20_body">Using WiFi access points for positioning purposes in trains is very feasible. The results are expected to get even better if an external antenna would be used, instead of built-in ones.</text:p>
      <text:p text:style-name="Text_20_body">Especially WiFi <text:s/>is suitable to replace the manual markers of the current solution, because at or near train stations there are generally many Access Points receivable.</text:p>
      <text:h text:style-name="Heading_20_1" text:outline-level="1">On code for WiFi scanning</text:h>
      <text:h text:style-name="Heading_20_2" text:outline-level="2">Preface</text:h>
      <text:p text:style-name="Text_20_body"><draw:frame draw:style-name="fr3" draw:name="Frame4" text:anchor-type="paragraph" svg:width="5.292cm" draw:z-index="4"><draw:text-box fo:min-height="5.292cm"><text:p text:style-name="Illustration"><draw:frame draw:style-name="fr6" draw:name="graphics21" text:anchor-type="paragraph" svg:x="0.004cm" svg:y="0.002cm" svg:width="5.292cm" style:rel-width="100%" svg:height="5.292cm" style:rel-height="scale" draw:z-index="5"><draw:image xlink:href="../pictures/feasability%20study%20general/linksys%20usb%20stick.png" xlink:type="simple" xlink:show="embed" xlink:actuate="onLoad"/></draw:frame>Illustration <text:sequence text:ref-name="refIllustration2" text:name="Illustration" text:formula="ooow:Illustration+1" style:num-format="1">3</text:sequence>: Wireless USB Adapter from Linksys</text:p></draw:text-box></draw:frame>To get information about a laptop's surrounding WiFi networks, software is necessary. This software could either be written in the master thesis, or an existing library could be bought. <text:s/>A Linksys Wireless-G Adapter „WUSB54GC“ was used for evaluating. The important part of the information is the SSID and the MAC Address of a network.</text:p>
      <text:p text:style-name="Text_20_body">I have studied several methods to reliably get data from surrounding networks. </text:p>
      <text:h text:style-name="Heading_20_2" text:outline-level="2">Existing Projects</text:h>
      <text:p text:style-name="Text_20_body">There are already several projects and solutions in this field, including: </text:p>
      <text:p text:style-name="mskQuestion">Placelab</text:p>
      <text:p text:style-name="Text_20_body"><text:a xlink:type="simple" xlink:href="http://www.deviceforge.com/articles/AT8606455669.html">http://www.deviceforge.com/articles/AT8606455669.html</text:a></text:p>
      <text:p text:style-name="Text_20_body">It consist of Open Source software and multiple databases, including self-created ones, could be used. There is a complete paper explaining the concept and the architecture of the software in <text:bibliography-mark text:identifier="PLLB01" text:bibliography-type="www" text:author="Anthony LaMarca, Yatin Chawathe, Sunny Consolvo, Jeffrey Hightower, IanSmith, James Scott, Tim Sohn, James Howard, Jeff Hughes, Fred Potter, JasonTabert, Pauline Powledge, Gaetano Borriello, Bill Schilit" text:title="Place Lab: Device Positioning Using Radio Beacons inthe Wild" text:url="http://placelab.org/publications/pubs/pervasive-placelab-2005-final.pdf">[PLLB01]</text:bibliography-mark>.</text:p>
      <text:p text:style-name="mskQuestion">SkyHook</text:p>
      <text:p text:style-name="Text_20_body"><text:a xlink:type="simple" xlink:href="http://www.skyhookwireless.com/howitworks/">http://www.skyhookwireless.com/howitworks/</text:a></text:p>
      <text:p text:style-name="mskQuestion">Navizon</text:p>
      <text:p text:style-name="Text_20_body"><text:a xlink:type="simple" xlink:href="http://www.navizon.com/">http://www.navizon.com/</text:a></text:p>
      <text:p text:style-name="mskQuestion">Ekahau</text:p>
      <text:p text:style-name="Text_20_body"><text:a xlink:type="simple" xlink:href="http://ekahau.com/?id=4200">http://ekahau.com/?id=4200</text:a></text:p>
      <text:h text:style-name="Heading_20_2" text:outline-level="2">Own Code in C#</text:h>
      <text:p text:style-name="Text_20_body">A first try with writing own code was unsuccessful. (See the Solution “WifiDetector” in the code directory).</text:p>
      <text:h text:style-name="Heading_20_2" text:outline-level="2">Managed WiFi API</text:h>
      <text:p text:style-name="Text_20_body">I have found an open source project, Managed WiFi API, which works with Windows XP SP2, but is not capable to retrieve the MAC address of surrounding networks <text:bibliography-mark text:identifier="CPLX01" text:bibliography-type="www" text:address="http://www.codeplex.com/managedwifi" text:annote="A wrapper around the Windows Zero Configuration service as a .NET library. Open source, with LGPL license." text:title="Managed Wifi API">[CPLX01]</text:bibliography-mark>.</text:p>
      <text:h text:style-name="Heading_20_2" text:outline-level="2">Advanced WiFi Manager</text:h>
      <text:p text:style-name="Text_20_body">Advanced WiFi-Manager <text:bibliography-mark text:identifier="NICO01" text:bibliography-type="www" text:annote="Commerial software library with support for .NET languages. Price: USD 600.-." text:author="Nicomsoft" text:title="Advanced WiFi-Manager " text:url="http://www.nicomsoft.com/wifiman/advanced.htm">[NICO01]</text:bibliography-mark>, is capable of getting both the SSID and the MAC, including the signal strength of course. It provides a sample program in C#, showing it's capabilities. </text:p>
      <text:p text:style-name="Text_20_body">This library would suit our needs.</text:p>
      <text:h text:style-name="Heading_20_2" text:outline-level="2"><text:soft-page-break/>Existing Code from Enkom Inventis</text:h>
      <text:p text:style-name="Text_20_body">From a previous measurement system, code in c++ is available. I have not yet evaluated this code. It is to be found here: </text:p>
      <text:p text:style-name="Text_20_body">C:\Documents and Settings\marcel.suter\My Documents\_Diplomarbeit In-Train-Navigation\code\existing WiSpy classes in c++</text:p>
      <text:h text:style-name="Heading_20_2" text:outline-level="2">Conclusion</text:h>
      <text:p text:style-name="Text_20_body">Multiple solutions are possible. I will evaluate again and decide on one after the SRS is written, because the using of the WiFi technology might be optional.</text:p>
      <text:h text:style-name="Heading_20_1" text:outline-level="1">On using GPS</text:h>
      <text:h text:style-name="Heading_20_2" text:outline-level="2">Preface</text:h>
      <text:p text:style-name="Text_20_body"><draw:frame draw:style-name="fr2" draw:name="Frame7" text:anchor-type="paragraph" svg:y="0.386cm" svg:width="11.121cm" draw:z-index="2"><draw:text-box fo:min-height="8.534cm"><text:p text:style-name="Illustration"><draw:frame draw:style-name="fr6" draw:name="graphics13" text:anchor-type="paragraph" svg:x="0.004cm" svg:y="0.002cm" svg:width="18.734cm" style:rel-width="100%" svg:height="14.049cm" style:rel-height="scale" draw:z-index="3"><draw:image xlink:href="../pictures/feasability%20study%20general/evaluating%20gps.jpg" xlink:type="simple" xlink:show="embed" xlink:actuate="onLoad"/></draw:frame>Illustration <text:sequence text:ref-name="refIllustration3" text:name="Illustration" text:formula="ooow:Illustration+1" style:num-format="1">4</text:sequence>: Test drive for GPS usability in trains</text:p></draw:text-box></draw:frame>I have tested the GPS reception in trains using a NaviLock GPS receiver with a high sensitivity of -160dB.</text:p>
      <text:h text:style-name="Heading_20_2" text:outline-level="2">Measurements</text:h>
      <text:p text:style-name="Text_20_body">The measurements were done using the same Hardware as for the WiFi test drive.</text:p>
      <text:p text:style-name="mskQuestion">Zurich S-Bahn</text:p>
      <text:p text:style-name="Text_20_body">In the car of the Zurich S-Bahn I experienced very good GPS reception, with 7 to 8 satellites used. The speed of the train was around 70 km/h max.</text:p>
      <text:p text:style-name="mskQuestion">Intercity Zurch-Bern</text:p>
      <text:p text:style-name="Text_20_body">In the car of the Intercity from Zurich to Bern the reception of the GPS was varying. In the Zurich Main Station there were 5 to 6 satellites used. While moving slowly and the sky was open, up to 8 satellites were used. At traveling with about 100 km/h and open sky, 3 to 5 Satellites were used. When the train moves slower, reception is generally better.</text:p>
      <text:p text:style-name="Text_20_body">In tunnels, of course, no fix was available. When exiting a tunnel, it lasts about 30 seconds before the first fix again.</text:p>
      <text:p text:style-name="Text_20_body">After a forced cold start in the moving <text:s/>train,(at around 100 km/h in the open field) the receiver did not recover for the rest of the drive (at least 30 minutes).</text:p>
      <text:h text:style-name="Heading_20_2" text:outline-level="2">Evaluation of Hardware</text:h>
      <text:p text:style-name="Text_20_body">Several GPS receivers are available on the market. I have evaluated some.</text:p>
      <text:h text:style-name="Heading_20_3" text:outline-level="3">UBLOX ANTARIS GPS Positioning Engine</text:h>
      <text:p text:style-name="Text_20_body">This is a stand-alone GPS receiver, build as an evaluation Kit with external Antenna and an RS 232-Output. Power comes from an external 9VDC Adaptor.</text:p>
      <text:p text:style-name="Text_20_body">This device is a little outdated but is already available in the company. It's disadvantage however is that it does not feature an USP port.</text:p>
      <text:h text:style-name="P3" text:outline-level="3">NaviLock </text:h>
      <text:p text:style-name="P2">The company has a GPS receiver from Navilock which has a specified input sensitivity of -160dBm. It was used to make the feasibility test drive in the train.</text:p>
      <text:h text:style-name="Heading_20_3" text:outline-level="3">ublox EVK-5H Evaluation Kit with KickStart</text:h>
      <text:p text:style-name="Text_20_body"><draw:frame draw:style-name="fr2" draw:name="Frame3" text:anchor-type="paragraph" svg:y="0.053cm" svg:width="7.479cm" draw:z-index="0"><draw:text-box fo:min-height="3.877cm"><text:p text:style-name="Illustration"><draw:frame draw:style-name="fr6" draw:name="graphics3" text:anchor-type="paragraph" svg:x="0.004cm" svg:y="0.002cm" svg:width="17.332cm" style:rel-width="100%" svg:height="8.481cm" style:rel-height="scale" draw:z-index="1"><draw:image xlink:href="../pictures/feasability%20study%20general/evk-5h%20eval%20kit.PNG" xlink:type="simple" xlink:show="embed" xlink:actuate="onLoad"/></draw:frame>Illustration <text:sequence text:ref-name="refIllustration4" text:name="Illustration" text:formula="ooow:Illustration+1" style:num-format="1">5</text:sequence>: EVK-5H <text:s text:c="2"/>Evaluation Kit</text:p></draw:text-box></draw:frame>The EVK-5H is an evaluation kit of a GPS chip with the so-called “KickStart” and “SuperSense” technology. This provides fast TFF and accurate results with low reception levels. Information is provided here: <text:a xlink:type="simple" xlink:href="http://www.u-blox.de/products/evk_5h.html">http://www.u-blox.de/products/evk_5h.html</text:a></text:p>
      <text:p text:style-name="Text_20_body">Tracking sensitivity is -160 dBm.</text:p>
      <text:p text:style-name="Text_20_body">Price is EUR 150.00 <text:s/>(Exclusive V.A.T.) </text:p>
      <text:h text:style-name="Heading_20_2" text:outline-level="2">Conclusion</text:h>
      <text:p text:style-name="Text_20_body">The usage of GPS is feasible. To have good results, the GPS receiver should have already a fix when boarding the train. </text:p>
      <text:p text:style-name="Text_20_body">I ordered the EVK-5H Evaluation Kit from uBlox.</text:p>
      <text:h text:style-name="Heading_20_1" text:outline-level="1">On using the track database</text:h>
      <text:h text:style-name="Heading_20_2" text:outline-level="2">Preface</text:h>
      <text:p text:style-name="Text_20_body"><draw:frame draw:style-name="fr4" draw:name="Frame9" text:anchor-type="paragraph" svg:y="0.631cm" svg:width="8.744cm" draw:z-index="10"><draw:text-box fo:min-height="7.082cm"><text:p text:style-name="Illustration"><draw:frame draw:style-name="fr6" draw:name="graphics15" text:anchor-type="paragraph" svg:x="0.004cm" svg:y="0.002cm" svg:width="11.495cm" style:rel-width="100%" svg:height="8.62cm" style:rel-height="scale" draw:z-index="11"><draw:image xlink:href="../pictures/track%20data%20in%20google%20earth/screenshot.3.png" xlink:type="simple" xlink:show="embed" xlink:actuate="onLoad"/></draw:frame>Illustration <text:sequence text:ref-name="refIllustration5" text:name="Illustration" text:formula="ooow:Illustration+1" style:num-format="1">6</text:sequence>: Available track data of swiss railways, detail of the Wankdorf station, near Bern</text:p></draw:text-box></draw:frame>The information of all relevant tracks of the swiss federal railways is available as raw, comma separated coordinate values in the swiss coordinate system, in plain text files. They are each named after the logical track number according to the numbering scheme of the swiss federal railways. </text:p>
      <text:h text:style-name="Heading_20_2" text:outline-level="2">Analysation</text:h>
      <text:p text:style-name="Text_20_body">The accuracy of these coordinate is quite good, often around several meters. An analyzation of the data in Google Earth shows this, see below. Tracks are shown as white lines.</text:p>
      <text:h text:style-name="Heading_20_2" text:outline-level="2">Conclusion</text:h>
      <text:p text:style-name="Text_20_body"><draw:frame draw:style-name="fr2" draw:name="Frame6" text:anchor-type="paragraph" svg:y="1.286cm" svg:width="8.749cm" draw:z-index="12"><draw:text-box fo:min-height="6.824cm"><text:p text:style-name="Illustration"><draw:frame draw:style-name="fr6" draw:name="graphics6" text:anchor-type="paragraph" svg:x="0.004cm" svg:y="0.002cm" svg:width="19.001cm" style:rel-width="100%" svg:height="14.249cm" style:rel-height="scale" draw:z-index="13"><draw:image xlink:href="../pictures/track%20data%20in%20google%20earth/screenshot.2.png" xlink:type="simple" xlink:show="embed" xlink:actuate="onLoad"/></draw:frame>Illustration <text:sequence text:ref-name="refIllustration6" text:name="Illustration" text:formula="ooow:Illustration+1" style:num-format="1">7</text:sequence>: Available Track data of swiss railways, overview</text:p></draw:text-box></draw:frame>The usage of this data is feasible. I will have to build a custom database to hold that data, and import it manually. To keep the database design and administration simple, there will be most likely no automatic update of tracks with either new text files or on-the-fly from acquired position fixes during dr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On using the track database</text:chapter></text:p>
      </style:header>
      <style:footer>
        <text:p text:style-name="P1"><text:page-number text:select-page="current">22</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14"><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On inertial navigation</text:chapter></text:p>
      </style:header>
      <style:footer>
        <text:p text:style-name="P1"><text:page-number text:select-page="current">22</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2T21:31:17</dc:date>
    <meta:editing-cycles>222</meta:editing-cycles>
    <meta:editing-duration>P2DT8H7M20S</meta:editing-duration>
    <meta:user-defined meta:name="Info 1"/>
    <meta:user-defined meta:name="Info 2"/>
    <meta:user-defined meta:name="Info 3"/>
    <meta:user-defined meta:name="Info 4"/>
    <meta:document-statistic meta:table-count="3" meta:image-count="27" meta:object-count="0" meta:page-count="22" meta:paragraph-count="315" meta:word-count="3028" meta:character-count="18452"/>
  </office:meta>
</office:document-meta>
</file>